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14cm"/>
    </style:style>
    <style:style style:family="table-column" style:name="co2">
      <style:table-column-properties fo:break-before="auto" style:column-width="0.755cm"/>
    </style:style>
    <style:style style:family="table-column" style:name="co3">
      <style:table-column-properties fo:break-before="auto" style:column-width="2.182cm"/>
    </style:style>
    <style:style style:family="table-column" style:name="co4">
      <style:table-column-properties fo:break-before="auto" style:column-width="2.965cm"/>
    </style:style>
    <style:style style:family="table-column" style:name="co5">
      <style:table-column-properties fo:break-before="auto" style:column-width="2.574cm"/>
    </style:style>
    <style:style style:family="table-column" style:name="co6">
      <style:table-column-properties fo:break-before="auto" style:column-width="3.076cm"/>
    </style:style>
    <style:style style:family="table-column" style:name="co7">
      <style:table-column-properties fo:break-before="auto" style:column-width="2.461cm"/>
    </style:style>
    <style:style style:family="table-column" style:name="co8">
      <style:table-column-properties fo:break-before="auto" style:column-width="4.81cm"/>
    </style:style>
    <style:style style:family="table-column" style:name="co9">
      <style:table-column-properties fo:break-before="auto" style:column-width="1.706cm"/>
    </style:style>
    <style:style style:family="table-column" style:name="co10">
      <style:table-column-properties fo:break-before="auto" style:column-width="0.699cm"/>
    </style:style>
    <style:style style:family="table-column" style:name="co11">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5cm"/>
    </style:style>
    <style:style style:family="table-row" style:name="ro3">
      <style:table-row-properties fo:break-before="auto" style:use-optimal-row-height="false" style:row-height="0.953cm"/>
    </style:style>
    <style:style style:family="table-row" style:name="ro4">
      <style:table-row-properties fo:break-before="auto" style:use-optimal-row-height="false" style:row-height="0.926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1.217cm"/>
    </style:style>
    <style:style style:family="table-row" style:name="ro7">
      <style:table-row-properties fo:break-before="auto" style:use-optimal-row-height="false" style:row-height="0.476cm"/>
    </style:style>
    <style:style style:family="table-row" style:name="ro8">
      <style:table-row-properties fo:break-before="auto" style:use-optimal-row-height="false" style:row-height="1.27cm"/>
    </style:style>
    <style:style style:family="table" style:name="ta1" style:master-page-name="PageStyle_5f_VT_20_1830">
      <style:table-properties style:writing-mode="lr-tb" table:display="true"/>
    </style:style>
    <style:style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style>
    <style:style style:family="table-cell" style:parent-style-name="TL RowHeader" style:name="ce7">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8">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RowHeader" style:name="ce9">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Metadata" style:name="ce10">
      <style:table-cell-properties style:glyph-orientation-vertical="0" fo:padding="0.071cm" fo:border-left="1.76pt solid #000000"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TL Metadata" style:name="ce11">
      <style:table-cell-properties style:glyph-orientation-vertical="0" fo:padding="0.071cm" fo:border-left="1.76pt solid #000000" style:diagonal-bl-tr="none" style:text-align-source="value-type" style:direction="ltr" fo:border-top="none"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8pt" style:font-size-asian="8pt" style:font-style-complex="normal" style:font-weight-complex="normal" style:use-window-font-color="true" style:font-name-complex="Arial1" style:font-weight-asian="normal" fo:font-size="8pt" style:font-name="Arial1" style:text-underline-style="none" fo:font-weight="normal" fo:text-shadow="none"/>
    </style:style>
    <style:style style:data-style-name="N0" style:family="table-cell" style:parent-style-name="TL Metadata" style:name="ce12">
      <style:table-cell-properties style:glyph-orientation-vertical="0" fo:padding="0.071cm" fo:border-left="1.76pt solid #000000"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8pt" style:font-size-asian="8pt" style:font-style-complex="normal" style:font-weight-complex="normal" style:use-window-font-color="true" style:font-name-complex="Arial1" style:font-weight-asian="normal" fo:font-size="8pt" style:font-name="Arial1" style:text-underline-style="none" fo:font-weight="normal" fo:text-shadow="none"/>
    </style:style>
    <style:style style:family="table-cell" style:parent-style-name="Default" style:name="ce13">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4">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16">
      <style:table-cell-properties style:glyph-orientation-vertical="0" fo:padding="0.071cm" style:diagonal-bl-tr="none" style:text-align-source="value-type" fo:border="none"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17">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TL ColHeader" style:name="ce18">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1">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22">
      <style:table-cell-properties fo:padding="0.071cm" fo:border-left="1.76pt solid #000000" fo:border-top="none" fo:border-right="none" style:diagonal-tl-br="none" fo:border-bottom="none" style:diagonal-bl-tr="none" style:rotation-align="none"/>
    </style:style>
    <style:style style:family="table-cell" style:parent-style-name="TL Data" style:name="ce23">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ColHeader" style:name="ce2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7">
      <style:table-cell-properties fo:padding="0.071cm" fo:border-left="none" fo:border-top="1.76pt solid #000000" fo:border-right="none" style:diagonal-tl-br="none" fo:border-bottom="none" style:diagonal-bl-tr="none" style:rotation-align="none"/>
    </style:style>
    <style:style style:family="table-cell" style:parent-style-name="TL Data" style:name="ce28">
      <style:table-cell-properties fo:padding="0.071cm" style:diagonal-bl-tr="none" style:rotation-align="none" fo:border="none" style:diagonal-tl-br="none"/>
    </style:style>
    <style:style style:family="table-cell" style:parent-style-name="TL Data" style:name="ce2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ColHeader" style:name="ce30">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32">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ColHeader" style:name="ce33">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 ColHeader" style:name="ce3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6">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37">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Data" style:name="ce38">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39">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41">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4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TL Data" style:family="table-cell" style:name="ce44" style:display-name="ce4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office:automatic-styles>
  <office:body>
    <office:spreadsheet>
      <table:calculation-settings table:use-regular-expressions="false" table:case-sensitive="false" table:automatic-find-labels="false"/>
      <table:table table:style-name="ta1" table:name="VT 1830">
        <office:forms form:apply-design-mode="false" form:automatic-focus="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3" table:default-cell-style-name="ce6"/>
        <table:table-column table:style-name="co6" table:default-cell-style-name="ce6"/>
        <table:table-column table:style-name="co3" table:default-cell-style-name="ce6"/>
        <table:table-column table:style-name="co7" table:default-cell-style-name="ce6"/>
        <table:table-column table:style-name="co3" table:default-cell-style-name="ce6" table:number-columns-repeated="4"/>
        <table:table-column table:style-name="co8" table:default-cell-style-name="ce6"/>
        <table:table-column table:style-name="co9" table:default-cell-style-name="ce6" table:number-columns-repeated="2"/>
        <table:table-column table:style-name="co10" table:default-cell-style-name="ce6"/>
        <table:table-column table:style-name="co11" table:default-cell-style-name="Default" table:number-columns-repeated="1007"/>
        <table:table-row table:style-name="ro1">
          <table:table-cell ns41:value-type="string" table:number-rows-spanned="1" table:style-name="ce1" table:number-columns-spanned="16" office:value-type="string">
            <text:p>STAND DER BEVOLKING OP 1 JANUARI 1830 (uit: VT 1859, Bijlage I, p. 408; zie: 1830 in VT_1859_02_B1_37_0602.xls)</text:p>
          </table:table-cell>
          <table:covered-table-cell table:style-name="ce13" table:number-columns-repeated="14"/>
          <table:covered-table-cell table:style-name="ce34"/>
          <table:table-cell table:style-name="ce42"/>
          <table:table-cell table:number-columns-repeated="1007"/>
        </table:table-row>
        <table:table-row table:style-name="ro1">
          <table:table-cell table:style-name="ce2"/>
          <table:table-cell table:number-columns-repeated="1023"/>
        </table:table-row>
        <table:table-row table:style-name="ro2">
          <table:table-cell ns41:value-type="string" table:number-rows-spanned="3" table:style-name="ce3" table:number-columns-spanned="1" office:value-type="string">
            <text:p>Provincies</text:p>
          </table:table-cell>
          <table:table-cell table:style-name="Default"/>
          <table:table-cell ns41:value-type="string" table:number-rows-spanned="3" table:style-name="ce18" table:number-columns-spanned="1" office:value-type="string">
            <text:p>Huizen</text:p>
          </table:table-cell>
          <table:table-cell ns41:value-type="string" table:number-rows-spanned="3" table:style-name="ce24" table:number-columns-spanned="1" office:value-type="string">
            <text:p>Huisgezinnen</text:p>
          </table:table-cell>
          <table:table-cell ns41:value-type="string" table:number-rows-spanned="1" table:style-name="ce30" table:number-columns-spanned="8" office:value-type="string">
            <text:p>Bewoners</text:p>
          </table:table-cell>
          <table:covered-table-cell table:style-name="ce30" table:number-columns-repeated="7"/>
          <table:table-cell ns41:value-type="string" table:number-rows-spanned="1" table:style-name="ce33" table:number-columns-spanned="4" office:value-type="string">
            <text:p>Kerkgenootschappen</text:p>
          </table:table-cell>
          <table:covered-table-cell table:style-name="ce30" table:number-columns-repeated="2"/>
          <table:covered-table-cell table:style-name="ce33"/>
          <table:table-cell table:style-name="ce43"/>
          <table:table-cell table:number-columns-repeated="1007"/>
        </table:table-row>
        <table:table-row table:style-name="ro2">
          <table:covered-table-cell table:style-name="ce4"/>
          <table:table-cell table:style-name="Default"/>
          <table:covered-table-cell table:style-name="ce19"/>
          <table:covered-table-cell table:style-name="ce25"/>
          <table:table-cell ns41:value-type="string" table:number-rows-spanned="1" table:style-name="ce25" table:number-columns-spanned="4" office:value-type="string">
            <text:p>Man</text:p>
          </table:table-cell>
          <table:covered-table-cell table:style-name="ce25" table:number-columns-repeated="3"/>
          <table:table-cell ns41:value-type="string" table:number-rows-spanned="1" table:style-name="ce25" table:number-columns-spanned="4" office:value-type="string">
            <text:p>Vrouw</text:p>
          </table:table-cell>
          <table:covered-table-cell table:style-name="ce25" table:number-columns-repeated="3"/>
          <table:table-cell ns41:value-type="string" table:number-rows-spanned="2" table:style-name="ce26" table:number-columns-spanned="1" office:value-type="string">
            <text:p>Protestant</text:p>
          </table:table-cell>
          <table:table-cell ns41:value-type="string" table:number-rows-spanned="2" table:style-name="ce26" table:number-columns-spanned="1" office:value-type="string">
            <text:p>Rooms Katholiek</text:p>
          </table:table-cell>
          <table:table-cell ns41:value-type="string" table:number-rows-spanned="2" table:style-name="ce26" table:number-columns-spanned="1" office:value-type="string">
            <text:p>Israeliet</text:p>
          </table:table-cell>
          <table:table-cell ns41:value-type="string" table:number-rows-spanned="2" table:style-name="ce35" table:number-columns-spanned="1" office:value-type="string">
            <text:p>Onbek.</text:p>
          </table:table-cell>
          <table:table-cell table:style-name="ce43"/>
          <table:table-cell table:number-columns-repeated="1007"/>
        </table:table-row>
        <table:table-row table:style-name="ro1">
          <table:covered-table-cell table:style-name="ce5"/>
          <table:table-cell table:style-name="ce2"/>
          <table:covered-table-cell table:style-name="ce20"/>
          <table:covered-table-cell table:style-name="ce26"/>
          <table:table-cell ns41:value-type="string" table:style-name="ce26" office:value-type="string">
            <text:p>Ongehuwd</text:p>
          </table:table-cell>
          <table:table-cell ns41:value-type="string" table:style-name="ce26" office:value-type="string">
            <text:p>Gehuwd</text:p>
          </table:table-cell>
          <table:table-cell ns41:value-type="string" table:style-name="ce26" office:value-type="string">
            <text:p>Weduwnaars</text:p>
          </table:table-cell>
          <table:table-cell ns41:value-type="string" table:style-name="ce26" office:value-type="string">
            <text:p>Totaal</text:p>
          </table:table-cell>
          <table:table-cell ns41:value-type="string" table:style-name="ce26" office:value-type="string">
            <text:p>Ongehuwd</text:p>
          </table:table-cell>
          <table:table-cell ns41:value-type="string" table:style-name="ce26" office:value-type="string">
            <text:p>Gehuwd</text:p>
          </table:table-cell>
          <table:table-cell ns41:value-type="string" table:style-name="ce26" office:value-type="string">
            <text:p>Weduwen</text:p>
          </table:table-cell>
          <table:table-cell ns41:value-type="string" table:style-name="ce26" office:value-type="string">
            <text:p>Totaal</text:p>
          </table:table-cell>
          <table:covered-table-cell table:style-name="ce26" table:number-columns-repeated="3"/>
          <table:covered-table-cell table:style-name="ce35"/>
          <table:table-cell table:style-name="ce43"/>
          <table:table-cell table:number-columns-repeated="1007"/>
        </table:table-row>
        <table:table-row table:style-name="ro3">
          <table:table-cell table:style-name="Default"/>
          <table:table-cell table:style-name="ce14"/>
          <table:table-cell table:style-name="Default" table:number-columns-repeated="15"/>
          <table:table-cell table:style-name="ce14" table:number-columns-repeated="1007"/>
        </table:table-row>
        <table:table-row table:style-name="ro4">
          <table:table-cell ns41:value-type="string" table:style-name="ce7" office:value-type="string">
            <text:p>Noordbrabant</text:p>
          </table:table-cell>
          <table:table-cell table:style-name="ce14"/>
          <table:table-cell ns41:value-type="float" table:style-name="ce21" office:value="56501" office:value-type="float">
            <text:p>56501</text:p>
          </table:table-cell>
          <table:table-cell ns41:value-type="float" table:style-name="ce27" office:value="69160" office:value-type="float">
            <text:p>69160</text:p>
          </table:table-cell>
          <table:table-cell ns41:value-type="float" table:style-name="ce31" office:value="116244" office:value-type="float">
            <text:p>116244</text:p>
          </table:table-cell>
          <table:table-cell ns41:value-type="float" table:style-name="ce31" office:value="49433" office:value-type="float">
            <text:p>49433</text:p>
          </table:table-cell>
          <table:table-cell ns41:value-type="float" table:style-name="ce31" office:value="7513" office:value-type="float">
            <text:p>7513</text:p>
          </table:table-cell>
          <table:table-cell ns41:value-type="float" table:style-name="ce31" office:value="173190" office:value-type="float">
            <text:p>173190</text:p>
          </table:table-cell>
          <table:table-cell ns41:value-type="float" table:style-name="ce31" office:value="111603" office:value-type="float">
            <text:p>111603</text:p>
          </table:table-cell>
          <table:table-cell ns41:value-type="float" table:style-name="ce31" office:value="49338" office:value-type="float">
            <text:p>49338</text:p>
          </table:table-cell>
          <table:table-cell ns41:value-type="float" table:style-name="ce31" office:value="14760" office:value-type="float">
            <text:p>14760</text:p>
          </table:table-cell>
          <table:table-cell ns41:value-type="float" table:style-name="ce31" office:value="175701" office:value-type="float">
            <text:p>175701</text:p>
          </table:table-cell>
          <table:table-cell ns41:value-type="float" table:style-name="ce31" office:value="41840" office:value-type="float">
            <text:p>41840</text:p>
          </table:table-cell>
          <table:table-cell ns41:value-type="float" table:style-name="ce31" office:value="305446" office:value-type="float">
            <text:p>305446</text:p>
          </table:table-cell>
          <table:table-cell ns41:value-type="float" table:style-name="ce31" office:value="1476" office:value-type="float">
            <text:p>1476</text:p>
          </table:table-cell>
          <table:table-cell ns41:value-type="float" table:style-name="ce36" office:value="129" office:value-type="float">
            <text:p>129</text:p>
          </table:table-cell>
          <table:table-cell table:style-name="ce32"/>
          <table:table-cell table:style-name="ce14" table:number-columns-repeated="1007"/>
        </table:table-row>
        <table:table-row table:style-name="ro5">
          <table:table-cell ns41:value-type="string" table:style-name="ce8" office:value-type="string">
            <text:p>Gelderland</text:p>
          </table:table-cell>
          <table:table-cell table:style-name="ce14"/>
          <table:table-cell ns41:value-type="float" table:style-name="ce22" office:value="47840" office:value-type="float">
            <text:p>47840</text:p>
          </table:table-cell>
          <table:table-cell ns41:value-type="float" table:style-name="ce28" office:value="59199" office:value-type="float">
            <text:p>59199</text:p>
          </table:table-cell>
          <table:table-cell ns41:value-type="float" table:style-name="ce44" office:value="101594" office:value-type="float">
            <text:p>101594</text:p>
          </table:table-cell>
          <table:table-cell ns41:value-type="float" table:style-name="ce44" office:value="48057" office:value-type="float">
            <text:p>48057</text:p>
          </table:table-cell>
          <table:table-cell ns41:value-type="float" table:style-name="ce44" office:value="5658" office:value-type="float">
            <text:p>5658</text:p>
          </table:table-cell>
          <table:table-cell ns41:value-type="float" table:style-name="ce44" office:value="155309" office:value-type="float">
            <text:p>155309</text:p>
          </table:table-cell>
          <table:table-cell ns41:value-type="float" table:style-name="ce44" office:value="94785" office:value-type="float">
            <text:p>94785</text:p>
          </table:table-cell>
          <table:table-cell ns41:value-type="float" table:style-name="ce44" office:value="48079" office:value-type="float">
            <text:p>48079</text:p>
          </table:table-cell>
          <table:table-cell ns41:value-type="float" table:style-name="ce44" office:value="11620" office:value-type="float">
            <text:p>11620</text:p>
          </table:table-cell>
          <table:table-cell ns41:value-type="float" table:style-name="ce44" office:value="154484" office:value-type="float">
            <text:p>154484</text:p>
          </table:table-cell>
          <table:table-cell ns41:value-type="float" table:style-name="ce44" office:value="188319" office:value-type="float">
            <text:p>188319</text:p>
          </table:table-cell>
          <table:table-cell ns41:value-type="float" table:style-name="ce44" office:value="118003" office:value-type="float">
            <text:p>118003</text:p>
          </table:table-cell>
          <table:table-cell ns41:value-type="float" table:style-name="ce44" office:value="2748" office:value-type="float">
            <text:p>2748</text:p>
          </table:table-cell>
          <table:table-cell ns41:value-type="float" table:style-name="ce37" office:value="723" office:value-type="float">
            <text:p>723</text:p>
          </table:table-cell>
          <table:table-cell table:style-name="ce32"/>
          <table:table-cell table:style-name="ce14" table:number-columns-repeated="1007"/>
        </table:table-row>
        <table:table-row table:style-name="ro5">
          <table:table-cell ns41:value-type="string" table:style-name="ce8" office:value-type="string">
            <text:p>Zuidholland</text:p>
          </table:table-cell>
          <table:table-cell table:style-name="Default"/>
          <table:table-cell ns41:value-type="float" table:style-name="ce22" office:value="71057" office:value-type="float">
            <text:p>71057</text:p>
          </table:table-cell>
          <table:table-cell ns41:value-type="float" table:style-name="ce28" office:value="104180" office:value-type="float">
            <text:p>104180</text:p>
          </table:table-cell>
          <table:table-cell ns41:value-type="float" table:style-name="ce44" office:value="141410" office:value-type="float">
            <text:p>141410</text:p>
          </table:table-cell>
          <table:table-cell ns41:value-type="float" table:style-name="ce44" office:value="78839" office:value-type="float">
            <text:p>78839</text:p>
          </table:table-cell>
          <table:table-cell ns41:value-type="float" table:style-name="ce44" office:value="8921" office:value-type="float">
            <text:p>8921</text:p>
          </table:table-cell>
          <table:table-cell ns41:value-type="float" table:style-name="ce44" office:value="229170" office:value-type="float">
            <text:p>229170</text:p>
          </table:table-cell>
          <table:table-cell ns41:value-type="float" table:style-name="ce44" office:value="148300" office:value-type="float">
            <text:p>148300</text:p>
          </table:table-cell>
          <table:table-cell ns41:value-type="float" table:style-name="ce44" office:value="79491" office:value-type="float">
            <text:p>79491</text:p>
          </table:table-cell>
          <table:table-cell ns41:value-type="float" table:style-name="ce44" office:value="22776" office:value-type="float">
            <text:p>22776</text:p>
          </table:table-cell>
          <table:table-cell ns41:value-type="float" table:style-name="ce44" office:value="250567" office:value-type="float">
            <text:p>250567</text:p>
          </table:table-cell>
          <table:table-cell ns41:value-type="float" table:style-name="ce44" office:value="353852" office:value-type="float">
            <text:p>353852</text:p>
          </table:table-cell>
          <table:table-cell ns41:value-type="float" table:style-name="ce44" office:value="117364" office:value-type="float">
            <text:p>117364</text:p>
          </table:table-cell>
          <table:table-cell ns41:value-type="float" table:style-name="ce44" office:value="7596" office:value-type="float">
            <text:p>7596</text:p>
          </table:table-cell>
          <table:table-cell ns41:value-type="float" table:style-name="ce37" office:value="925" office:value-type="float">
            <text:p>925</text:p>
          </table:table-cell>
          <table:table-cell table:style-name="ce32"/>
          <table:table-cell table:number-columns-repeated="1007"/>
        </table:table-row>
        <table:table-row table:style-name="ro5">
          <table:table-cell ns41:value-type="string" table:style-name="ce8" office:value-type="string">
            <text:p>Noordholland 1)</text:p>
          </table:table-cell>
          <table:table-cell table:style-name="Default"/>
          <table:table-cell ns41:value-type="float" table:style-name="ce22" office:value="61630" office:value-type="float">
            <text:p>61630</text:p>
          </table:table-cell>
          <table:table-cell ns41:value-type="float" table:style-name="ce28" office:value="92209" office:value-type="float">
            <text:p>92209</text:p>
          </table:table-cell>
          <table:table-cell ns41:value-type="float" table:style-name="ce44" office:value="117974" office:value-type="float">
            <office:annotation draw:style-name="gr1" svg:height="1.218cm" draw:caption-point-y="0.275cm" svg:width="5.959cm" svg:x="13.035cm" draw:caption-point-x="-0.43cm" svg:y="4.841cm" draw:text-style-name="P1">
              <dc:creator>CDM</dc:creator>
              <dc:date>2014-12-12T00:00:00</dc:date>
              <text:p text:style-name="P1"><text:span text:style-name="T1">De gedrukte bron geeft 117771 ongeh. mannen; dit moet zijn 117974, zie noot 1). De gegevens zijn hier gecorrigeerd.</text:span></text:p>
            </office:annotation>
            <text:p>117974</text:p>
          </table:table-cell>
          <table:table-cell ns41:value-type="float" table:style-name="ce44" office:value="68013" office:value-type="float">
            <office:annotation draw:style-name="gr1" svg:height="1.562cm" draw:caption-point-y="0.275cm" svg:width="4.953cm" svg:x="15.218cm" draw:caption-point-x="-0.431cm" svg:y="4.841cm" draw:text-style-name="P1">
              <dc:creator>CDM</dc:creator>
              <dc:date>2014-12-12T00:00:00</dc:date>
              <text:p text:style-name="P1"><text:span text:style-name="T1">De gedrukte bron geeft 68173 geh. mannen; dit moet zijn 68013, zie noot 1). De gegevens zijn hier gecorrigeerd.</text:span></text:p>
            </office:annotation>
            <text:p>68013</text:p>
          </table:table-cell>
          <table:table-cell ns41:value-type="float" table:style-name="ce44" office:value="8137" office:value-type="float">
            <office:annotation draw:style-name="gr1" svg:height="1.588cm" draw:caption-point-y="0.275cm" svg:width="4.617cm" svg:x="18.293cm" draw:caption-point-x="-0.43cm" svg:y="4.841cm" draw:text-style-name="P1">
              <dc:creator>CDM</dc:creator>
              <dc:date>2014-12-12T00:00:00</dc:date>
              <text:p text:style-name="P1"><text:span text:style-name="T1">De gedrukte bron geeft 8220 weduwnaars; dit moet zijn 8137, zie noot 1). De gegevens zijn hier gecorrigeerd.</text:span></text:p>
            </office:annotation>
            <text:p>8137</text:p>
          </table:table-cell>
          <table:table-cell ns41:value-type="float" table:style-name="ce44" office:value="194124" office:value-type="float">
            <office:annotation draw:style-name="gr1" svg:height="1.615cm" draw:caption-point-y="0.275cm" svg:width="4.503cm" svg:x="20.476cm" draw:caption-point-x="-0.431cm" svg:y="4.841cm" draw:text-style-name="P1">
              <dc:creator>CDM</dc:creator>
              <dc:date>2014-12-12T00:00:00</dc:date>
              <text:p text:style-name="P1"><text:span text:style-name="T1">De gedrukte bron geeft 194164 totaal; dit moet zijn 194124, zie noot 1). De gegevens zijn hier gecorrigeerd.</text:span></text:p>
            </office:annotation>
            <text:p>194124</text:p>
          </table:table-cell>
          <table:table-cell ns41:value-type="float" table:style-name="ce44" office:value="129933" office:value-type="float">
            <office:annotation draw:style-name="gr1" svg:height="1.615cm" draw:caption-point-y="0.275cm" svg:width="5.316cm" svg:x="22.936cm" draw:caption-point-x="-0.43cm" svg:y="4.841cm" draw:text-style-name="P1">
              <dc:creator>CDM</dc:creator>
              <dc:date>2014-12-12T00:00:00</dc:date>
              <text:p text:style-name="P1"><text:span text:style-name="T1">De gedrukte bron geeft 129812 ongehuwde vrouwen; dit moet zijn 129933, zie noot 1). De gegevens zijn hier gecorrigeerd.</text:span></text:p>
            </office:annotation>
            <text:p>129933</text:p>
          </table:table-cell>
          <table:table-cell ns41:value-type="float" table:style-name="ce44" office:value="68158" office:value-type="float">
            <office:annotation draw:style-name="gr1" svg:height="1.297cm" draw:caption-point-y="0.275cm" svg:width="5.567cm" svg:x="25.118cm" draw:caption-point-x="-0.431cm" svg:y="4.841cm" draw:text-style-name="P1">
              <dc:creator>CDM</dc:creator>
              <dc:date>2014-12-12T00:00:00</dc:date>
              <text:p text:style-name="P1"><text:span text:style-name="T1">De gedrukte bron geeft 68276 geh. vrouwen; dit moet zijn 68158, zie noot 1). De gegevens zijn hier gecorrigeerd.</text:span></text:p>
            </office:annotation>
            <text:p>68158</text:p>
          </table:table-cell>
          <table:table-cell ns41:value-type="float" table:style-name="ce44" office:value="21584" office:value-type="float">
            <office:annotation draw:style-name="gr1" svg:height="1.562cm" draw:caption-point-y="0.275cm" svg:width="4.897cm" svg:x="27.3cm" draw:caption-point-x="-0.431cm" svg:y="4.841cm" draw:text-style-name="P1">
              <dc:creator>CDM</dc:creator>
              <dc:date>2014-12-12T00:00:00</dc:date>
              <text:p text:style-name="P1"><text:span text:style-name="T1">De gedrukte bron geeft 21736 weduwen; dit moet zijn 21584, zie noot 1). De gegevens zijn hier gecorrigeerd.</text:span></text:p>
            </office:annotation>
            <text:p>21584</text:p>
          </table:table-cell>
          <table:table-cell ns41:value-type="float" table:style-name="ce44" office:value="219675" office:value-type="float">
            <office:annotation draw:style-name="gr1" svg:height="1.615cm" draw:caption-point-y="0.275cm" svg:width="4.453cm" svg:x="29.482cm" draw:caption-point-x="-0.431cm" svg:y="4.841cm" draw:text-style-name="P1">
              <dc:creator>CDM</dc:creator>
              <dc:date>2014-12-12T00:00:00</dc:date>
              <text:p text:style-name="P1"><text:span text:style-name="T1">De gedrukte bron geeft 219824 totaal; dit moet zijn 219675, zie noot 1). De gegevens zijn hier gecorrigeerd.</text:span></text:p>
            </office:annotation>
            <text:p>219675</text:p>
          </table:table-cell>
          <table:table-cell ns41:value-type="float" table:style-name="ce44" office:value="274211" office:value-type="float">
            <text:p>274211</text:p>
          </table:table-cell>
          <table:table-cell ns41:value-type="float" table:style-name="ce44" office:value="114705" office:value-type="float">
            <text:p>114705</text:p>
          </table:table-cell>
          <table:table-cell ns41:value-type="float" table:style-name="ce44" office:value="24117" office:value-type="float">
            <text:p>24117</text:p>
          </table:table-cell>
          <table:table-cell ns41:value-type="float" table:style-name="ce37" office:value="955" office:value-type="float">
            <text:p>955</text:p>
          </table:table-cell>
          <table:table-cell table:style-name="ce32"/>
          <table:table-cell table:number-columns-repeated="1007"/>
        </table:table-row>
        <table:table-row table:style-name="ro5">
          <table:table-cell ns41:value-type="string" table:style-name="ce8" office:value-type="string">
            <text:p>Zeeland</text:p>
          </table:table-cell>
          <table:table-cell table:style-name="Default"/>
          <table:table-cell ns41:value-type="float" table:style-name="ce22" office:value="23353" office:value-type="float">
            <text:p>23353</text:p>
          </table:table-cell>
          <table:table-cell ns41:value-type="float" table:style-name="ce28" office:value="28608" office:value-type="float">
            <text:p>28608</text:p>
          </table:table-cell>
          <table:table-cell ns41:value-type="float" table:style-name="ce44" office:value="42824" office:value-type="float">
            <text:p>42824</text:p>
          </table:table-cell>
          <table:table-cell ns41:value-type="float" table:style-name="ce44" office:value="21540" office:value-type="float">
            <text:p>21540</text:p>
          </table:table-cell>
          <table:table-cell ns41:value-type="float" table:style-name="ce44" office:value="2695" office:value-type="float">
            <text:p>2695</text:p>
          </table:table-cell>
          <table:table-cell ns41:value-type="float" table:style-name="ce44" office:value="67059" office:value-type="float">
            <text:p>67059</text:p>
          </table:table-cell>
          <table:table-cell ns41:value-type="float" table:style-name="ce44" office:value="42637" office:value-type="float">
            <text:p>42637</text:p>
          </table:table-cell>
          <table:table-cell ns41:value-type="float" table:style-name="ce44" office:value="21525" office:value-type="float">
            <text:p>21525</text:p>
          </table:table-cell>
          <table:table-cell ns41:value-type="float" table:style-name="ce44" office:value="6041" office:value-type="float">
            <text:p>6041</text:p>
          </table:table-cell>
          <table:table-cell ns41:value-type="float" table:style-name="ce44" office:value="70203" office:value-type="float">
            <text:p>70203</text:p>
          </table:table-cell>
          <table:table-cell ns41:value-type="float" table:style-name="ce44" office:value="100747" office:value-type="float">
            <text:p>100747</text:p>
          </table:table-cell>
          <table:table-cell ns41:value-type="float" table:style-name="ce44" office:value="36060" office:value-type="float">
            <text:p>36060</text:p>
          </table:table-cell>
          <table:table-cell ns41:value-type="float" table:style-name="ce44" office:value="454" office:value-type="float">
            <text:p>454</text:p>
          </table:table-cell>
          <table:table-cell ns41:value-type="float" table:style-name="ce37" office:value="1" office:value-type="float">
            <text:p>1</text:p>
          </table:table-cell>
          <table:table-cell table:style-name="ce32"/>
          <table:table-cell table:number-columns-repeated="1007"/>
        </table:table-row>
        <table:table-row table:style-name="ro5">
          <table:table-cell ns41:value-type="string" table:style-name="ce8" office:value-type="string">
            <text:p>Utrecht</text:p>
          </table:table-cell>
          <table:table-cell table:style-name="Default"/>
          <table:table-cell ns41:value-type="float" table:style-name="ce22" office:value="21167" office:value-type="float">
            <text:p>21167</text:p>
          </table:table-cell>
          <table:table-cell ns41:value-type="float" table:style-name="ce28" office:value="27157" office:value-type="float">
            <text:p>27157</text:p>
          </table:table-cell>
          <table:table-cell ns41:value-type="float" table:style-name="ce44" office:value="41814" office:value-type="float">
            <text:p>41814</text:p>
          </table:table-cell>
          <table:table-cell ns41:value-type="float" table:style-name="ce44" office:value="20660" office:value-type="float">
            <text:p>20660</text:p>
          </table:table-cell>
          <table:table-cell ns41:value-type="float" table:style-name="ce44" office:value="2474" office:value-type="float">
            <text:p>2474</text:p>
          </table:table-cell>
          <table:table-cell ns41:value-type="float" table:style-name="ce44" office:value="64948" office:value-type="float">
            <text:p>64948</text:p>
          </table:table-cell>
          <table:table-cell ns41:value-type="float" table:style-name="ce44" office:value="41208" office:value-type="float">
            <text:p>41208</text:p>
          </table:table-cell>
          <table:table-cell ns41:value-type="float" table:style-name="ce44" office:value="20733" office:value-type="float">
            <text:p>20733</text:p>
          </table:table-cell>
          <table:table-cell ns41:value-type="float" table:style-name="ce44" office:value="5470" office:value-type="float">
            <text:p>5470</text:p>
          </table:table-cell>
          <table:table-cell ns41:value-type="float" table:style-name="ce44" office:value="67411" office:value-type="float">
            <text:p>67411</text:p>
          </table:table-cell>
          <table:table-cell ns41:value-type="float" table:style-name="ce44" office:value="77490" office:value-type="float">
            <text:p>77490</text:p>
          </table:table-cell>
          <table:table-cell ns41:value-type="float" table:style-name="ce44" office:value="53340" office:value-type="float">
            <text:p>53340</text:p>
          </table:table-cell>
          <table:table-cell ns41:value-type="float" table:style-name="ce44" office:value="1484" office:value-type="float">
            <text:p>1484</text:p>
          </table:table-cell>
          <table:table-cell ns41:value-type="float" table:style-name="ce37" office:value="45" office:value-type="float">
            <text:p>45</text:p>
          </table:table-cell>
          <table:table-cell table:style-name="ce32"/>
          <table:table-cell table:number-columns-repeated="1007"/>
        </table:table-row>
        <table:table-row table:style-name="ro5">
          <table:table-cell ns41:value-type="string" table:style-name="ce8" office:value-type="string">
            <text:p>Friesland 2)</text:p>
          </table:table-cell>
          <table:table-cell table:style-name="Default"/>
          <table:table-cell ns41:value-type="float" table:style-name="ce22" office:value="35956" office:value-type="float">
            <text:p>35956</text:p>
          </table:table-cell>
          <table:table-cell ns41:value-type="float" table:style-name="ce28" office:value="43689" office:value-type="float">
            <text:p>43689</text:p>
          </table:table-cell>
          <table:table-cell ns41:value-type="float" table:style-name="ce44" office:value="64841" office:value-type="float">
            <text:p>64841</text:p>
          </table:table-cell>
          <table:table-cell ns41:value-type="float" table:style-name="ce44" office:value="31678" office:value-type="float">
            <text:p>31678</text:p>
          </table:table-cell>
          <table:table-cell ns41:value-type="float" table:style-name="ce44" office:value="4432" office:value-type="float">
            <text:p>4432</text:p>
          </table:table-cell>
          <table:table-cell ns41:value-type="float" table:style-name="ce44" office:value="100951" office:value-type="float">
            <text:p>100951</text:p>
          </table:table-cell>
          <table:table-cell ns41:value-type="float" table:style-name="ce44" office:value="62394" office:value-type="float">
            <text:p>62394</text:p>
          </table:table-cell>
          <table:table-cell ns41:value-type="float" table:style-name="ce44" office:value="31491" office:value-type="float">
            <text:p>31491</text:p>
          </table:table-cell>
          <table:table-cell ns41:value-type="float" table:style-name="ce44" office:value="10073" office:value-type="float">
            <text:p>10073</text:p>
          </table:table-cell>
          <table:table-cell ns41:value-type="float" table:style-name="ce44" office:value="103958" office:value-type="float">
            <text:p>103958</text:p>
          </table:table-cell>
          <table:table-cell ns41:value-type="float" table:style-name="ce44" office:value="184787" office:value-type="float">
            <text:p>184787</text:p>
          </table:table-cell>
          <table:table-cell ns41:value-type="float" table:style-name="ce44" office:value="18543" office:value-type="float">
            <text:p>18543</text:p>
          </table:table-cell>
          <table:table-cell ns41:value-type="float" table:style-name="ce44" office:value="1555" office:value-type="float">
            <text:p>1555</text:p>
          </table:table-cell>
          <table:table-cell ns41:value-type="float" table:style-name="ce37" office:value="24" office:value-type="float">
            <text:p>24</text:p>
          </table:table-cell>
          <table:table-cell table:style-name="ce32"/>
          <table:table-cell table:number-columns-repeated="1007"/>
        </table:table-row>
        <table:table-row table:style-name="ro5">
          <table:table-cell ns41:value-type="string" table:style-name="ce8" office:value-type="string">
            <text:p>Overijssel</text:p>
          </table:table-cell>
          <table:table-cell table:style-name="Default"/>
          <table:table-cell ns41:value-type="float" table:style-name="ce22" office:value="30637" office:value-type="float">
            <text:p>30637</text:p>
          </table:table-cell>
          <table:table-cell ns41:value-type="float" table:style-name="ce28" office:value="33499" office:value-type="float">
            <text:p>33499</text:p>
          </table:table-cell>
          <table:table-cell ns41:value-type="float" table:style-name="ce44" office:value="58344" office:value-type="float">
            <text:p>58344</text:p>
          </table:table-cell>
          <table:table-cell ns41:value-type="float" table:style-name="ce44" office:value="28461" office:value-type="float">
            <text:p>28461</text:p>
          </table:table-cell>
          <table:table-cell ns41:value-type="float" table:style-name="ce44" office:value="3668" office:value-type="float">
            <text:p>3668</text:p>
          </table:table-cell>
          <table:table-cell ns41:value-type="float" table:style-name="ce44" office:value="90473" office:value-type="float">
            <text:p>90473</text:p>
          </table:table-cell>
          <table:table-cell ns41:value-type="float" table:style-name="ce44" office:value="53135" office:value-type="float">
            <text:p>53135</text:p>
          </table:table-cell>
          <table:table-cell ns41:value-type="float" table:style-name="ce44" office:value="28401" office:value-type="float">
            <text:p>28401</text:p>
          </table:table-cell>
          <table:table-cell ns41:value-type="float" table:style-name="ce44" office:value="6886" office:value-type="float">
            <text:p>6886</text:p>
          </table:table-cell>
          <table:table-cell ns41:value-type="float" table:style-name="ce44" office:value="88422" office:value-type="float">
            <text:p>88422</text:p>
          </table:table-cell>
          <table:table-cell ns41:value-type="float" table:style-name="ce44" office:value="117131" office:value-type="float">
            <text:p>117131</text:p>
          </table:table-cell>
          <table:table-cell ns41:value-type="float" table:style-name="ce44" office:value="59362" office:value-type="float">
            <text:p>59362</text:p>
          </table:table-cell>
          <table:table-cell ns41:value-type="float" table:style-name="ce44" office:value="2231" office:value-type="float">
            <text:p>2231</text:p>
          </table:table-cell>
          <table:table-cell ns41:value-type="float" table:style-name="ce37" office:value="171" office:value-type="float">
            <text:p>171</text:p>
          </table:table-cell>
          <table:table-cell table:style-name="ce32"/>
          <table:table-cell table:number-columns-repeated="1007"/>
        </table:table-row>
        <table:table-row table:style-name="ro5">
          <table:table-cell ns41:value-type="string" table:style-name="ce8" office:value-type="string">
            <text:p>Groningen 3)</text:p>
          </table:table-cell>
          <table:table-cell table:style-name="Default"/>
          <table:table-cell ns41:value-type="float" table:style-name="ce22" office:value="27482" office:value-type="float">
            <text:p>27482</text:p>
          </table:table-cell>
          <table:table-cell ns41:value-type="float" table:style-name="ce28" office:value="32741" office:value-type="float">
            <text:p>32741</text:p>
          </table:table-cell>
          <table:table-cell ns41:value-type="float" table:style-name="ce44" office:value="50161" office:value-type="float">
            <text:p>50161</text:p>
          </table:table-cell>
          <table:table-cell ns41:value-type="float" table:style-name="ce44" office:value="24327" office:value-type="float">
            <text:p>24327</text:p>
          </table:table-cell>
          <table:table-cell ns41:value-type="float" table:style-name="ce44" office:value="3136" office:value-type="float">
            <text:p>3136</text:p>
          </table:table-cell>
          <table:table-cell ns41:value-type="float" table:style-name="ce44" office:value="77624" office:value-type="float">
            <text:p>77624</text:p>
          </table:table-cell>
          <table:table-cell ns41:value-type="float" table:style-name="ce44" office:value="48120" office:value-type="float">
            <text:p>48120</text:p>
          </table:table-cell>
          <table:table-cell ns41:value-type="float" table:style-name="ce44" office:value="24431" office:value-type="float">
            <text:p>24431</text:p>
          </table:table-cell>
          <table:table-cell ns41:value-type="float" table:style-name="ce44" office:value="7329" office:value-type="float">
            <text:p>7329</text:p>
          </table:table-cell>
          <table:table-cell ns41:value-type="float" table:style-name="ce44" office:value="79880" office:value-type="float">
            <text:p>79880</text:p>
          </table:table-cell>
          <table:table-cell ns41:value-type="float" table:style-name="ce44" office:value="143198" office:value-type="float">
            <text:p>143198</text:p>
          </table:table-cell>
          <table:table-cell ns41:value-type="float" table:style-name="ce44" office:value="11646" office:value-type="float">
            <text:p>11646</text:p>
          </table:table-cell>
          <table:table-cell ns41:value-type="float" table:style-name="ce44" office:value="2649" office:value-type="float">
            <text:p>2649</text:p>
          </table:table-cell>
          <table:table-cell ns41:value-type="float" table:style-name="ce37" office:value="11" office:value-type="float">
            <text:p>11</text:p>
          </table:table-cell>
          <table:table-cell table:style-name="ce32"/>
          <table:table-cell table:number-columns-repeated="1007"/>
        </table:table-row>
        <table:table-row table:style-name="ro5">
          <table:table-cell ns41:value-type="string" table:style-name="ce8" office:value-type="string">
            <text:p>Drenthe</text:p>
          </table:table-cell>
          <table:table-cell table:style-name="Default"/>
          <table:table-cell ns41:value-type="float" table:style-name="ce22" office:value="9957" office:value-type="float">
            <text:p>9957</text:p>
          </table:table-cell>
          <table:table-cell ns41:value-type="float" table:style-name="ce28" office:value="11828" office:value-type="float">
            <text:p>11828</text:p>
          </table:table-cell>
          <table:table-cell ns41:value-type="float" table:style-name="ce44" office:value="21328" office:value-type="float">
            <text:p>21328</text:p>
          </table:table-cell>
          <table:table-cell ns41:value-type="float" table:style-name="ce44" office:value="9922" office:value-type="float">
            <text:p>9922</text:p>
          </table:table-cell>
          <table:table-cell ns41:value-type="float" table:style-name="ce44" office:value="1278" office:value-type="float">
            <text:p>1278</text:p>
          </table:table-cell>
          <table:table-cell ns41:value-type="float" table:style-name="ce44" office:value="32528" office:value-type="float">
            <text:p>32528</text:p>
          </table:table-cell>
          <table:table-cell ns41:value-type="float" table:style-name="ce44" office:value="19231" office:value-type="float">
            <text:p>19231</text:p>
          </table:table-cell>
          <table:table-cell ns41:value-type="float" table:style-name="ce44" office:value="9910" office:value-type="float">
            <text:p>9910</text:p>
          </table:table-cell>
          <table:table-cell ns41:value-type="float" table:style-name="ce44" office:value="2199" office:value-type="float">
            <text:p>2199</text:p>
          </table:table-cell>
          <table:table-cell ns41:value-type="float" table:style-name="ce44" office:value="31340" office:value-type="float">
            <text:p>31340</text:p>
          </table:table-cell>
          <table:table-cell ns41:value-type="float" table:style-name="ce44" office:value="60173" office:value-type="float">
            <text:p>60173</text:p>
          </table:table-cell>
          <table:table-cell ns41:value-type="float" table:style-name="ce44" office:value="2451" office:value-type="float">
            <text:p>2451</text:p>
          </table:table-cell>
          <table:table-cell ns41:value-type="float" table:style-name="ce44" office:value="1172" office:value-type="float">
            <text:p>1172</text:p>
          </table:table-cell>
          <table:table-cell ns41:value-type="float" table:style-name="ce37" office:value="72" office:value-type="float">
            <text:p>72</text:p>
          </table:table-cell>
          <table:table-cell table:style-name="ce32"/>
          <table:table-cell table:number-columns-repeated="1007"/>
        </table:table-row>
        <table:table-row table:style-name="ro5">
          <table:table-cell ns41:value-type="string" table:style-name="ce8" office:value-type="string">
            <text:p>Limburg</text:p>
          </table:table-cell>
          <table:table-cell table:style-name="Default"/>
          <table:table-cell ns41:value-type="float" table:style-name="ce22" office:value="32279" office:value-type="float">
            <text:p>32279</text:p>
          </table:table-cell>
          <table:table-cell ns41:value-type="float" table:style-name="ce28" office:value="36608" office:value-type="float">
            <text:p>36608</text:p>
          </table:table-cell>
          <table:table-cell ns41:value-type="float" table:style-name="ce44" office:value="60527" office:value-type="float">
            <text:p>60527</text:p>
          </table:table-cell>
          <table:table-cell ns41:value-type="float" table:style-name="ce44" office:value="28246" office:value-type="float">
            <text:p>28246</text:p>
          </table:table-cell>
          <table:table-cell ns41:value-type="float" table:style-name="ce44" office:value="3857" office:value-type="float">
            <text:p>3857</text:p>
          </table:table-cell>
          <table:table-cell ns41:value-type="float" table:style-name="ce44" office:value="92630" office:value-type="float">
            <text:p>92630</text:p>
          </table:table-cell>
          <table:table-cell ns41:value-type="float" table:style-name="ce44" office:value="58081" office:value-type="float">
            <text:p>58081</text:p>
          </table:table-cell>
          <table:table-cell ns41:value-type="float" table:style-name="ce44" office:value="28056" office:value-type="float">
            <text:p>28056</text:p>
          </table:table-cell>
          <table:table-cell ns41:value-type="float" table:style-name="ce44" office:value="7514" office:value-type="float">
            <text:p>7514</text:p>
          </table:table-cell>
          <table:table-cell ns41:value-type="float" table:style-name="ce44" office:value="93651" office:value-type="float">
            <text:p>93651</text:p>
          </table:table-cell>
          <table:table-cell ns41:value-type="float" table:style-name="ce44" office:value="3140" office:value-type="float">
            <text:p>3140</text:p>
          </table:table-cell>
          <table:table-cell ns41:value-type="float" table:style-name="ce44" office:value="182188" office:value-type="float">
            <text:p>182188</text:p>
          </table:table-cell>
          <table:table-cell ns41:value-type="float" table:style-name="ce44" office:value="915" office:value-type="float">
            <text:p>915</text:p>
          </table:table-cell>
          <table:table-cell ns41:value-type="float" table:style-name="ce37" office:value="38" office:value-type="float">
            <text:p>38</text:p>
          </table:table-cell>
          <table:table-cell table:style-name="ce32"/>
          <table:table-cell table:number-columns-repeated="1007"/>
        </table:table-row>
        <table:table-row table:style-name="ro1">
          <table:table-cell ns41:value-type="string" table:style-name="ce9" office:value-type="string">
            <text:p>Totaal v.h. Rijk 4)</text:p>
          </table:table-cell>
          <table:table-cell table:style-name="Default"/>
          <table:table-cell ns41:value-type="float" table:style-name="ce23" office:value="417859" office:value-type="float">
            <text:p>417859</text:p>
          </table:table-cell>
          <table:table-cell ns41:value-type="float" table:style-name="ce29" office:value="538878" office:value-type="float">
            <text:p>538878</text:p>
          </table:table-cell>
          <table:table-cell ns41:value-type="float" table:style-name="ce29" office:value="817061" office:value-type="float">
            <office:annotation draw:style-name="gr1" svg:height="1.615cm" draw:caption-point-y="0.275cm" svg:width="5.401cm" svg:x="13.035cm" draw:caption-point-x="-0.43cm" svg:y="8.439cm" draw:text-style-name="P1">
              <dc:creator>CDM</dc:creator>
              <dc:date>2014-12-12T00:00:00</dc:date>
              <text:p text:style-name="P1"><text:span text:style-name="T1">De gedrukte bron geeft 816858 ongeh. mannen; dit moet zijn 817061, zie noot 4). De gegevens zijn hier gecorrigeerd.</text:span></text:p>
            </office:annotation>
            <text:p>817061</text:p>
          </table:table-cell>
          <table:table-cell ns41:value-type="float" table:style-name="ce29" office:value="409176" office:value-type="float">
            <office:annotation draw:style-name="gr1" svg:height="1.245cm" draw:caption-point-y="0.275cm" svg:width="5.875cm" svg:x="15.218cm" draw:caption-point-x="-0.431cm" svg:y="8.439cm" draw:text-style-name="P1">
              <dc:creator>CDM</dc:creator>
              <dc:date>2014-12-12T00:00:00</dc:date>
              <text:p text:style-name="P1"><text:span text:style-name="T1">De gedrukte bron geeft 409336 geh. mannen; dit moet zijn 409176, zie noot 4). De gegevens zijn hier gecorrigeerd.</text:span></text:p>
            </office:annotation>
            <text:p>409176</text:p>
          </table:table-cell>
          <table:table-cell ns41:value-type="float" table:style-name="ce29" office:value="51769" office:value-type="float">
            <office:annotation draw:style-name="gr1" svg:height="1.589cm" draw:caption-point-y="0.275cm" svg:width="5.233cm" svg:x="18.293cm" draw:caption-point-x="-0.43cm" svg:y="8.439cm" draw:text-style-name="P1">
              <dc:creator>CDM</dc:creator>
              <dc:date>2014-12-12T00:00:00</dc:date>
              <text:p text:style-name="P1"><text:span text:style-name="T1">De gedrukte bron geeft 51852 weduwnaars; dit moet zijn 51769, zie noot 4). De gegevens zijn hier gecorrigeerd.</text:span></text:p>
            </office:annotation>
            <text:p>51769</text:p>
          </table:table-cell>
          <table:table-cell ns41:value-type="float" table:style-name="ce29" office:value="1278006" office:value-type="float">
            <office:annotation draw:style-name="gr1" svg:height="1.589cm" draw:caption-point-y="0.275cm" svg:width="4.699cm" svg:x="20.476cm" draw:caption-point-x="-0.431cm" svg:y="8.439cm" draw:text-style-name="P1">
              <dc:creator>CDM</dc:creator>
              <dc:date>2014-12-12T00:00:00</dc:date>
              <text:p text:style-name="P1"><text:span text:style-name="T1">De gedrukte bron geeft 1278046 totaal; dit moet zijn 1278006, zie noot 4). De gegevens zijn hier gecorrigeerd.</text:span></text:p>
            </office:annotation>
            <text:p>1278006</text:p>
          </table:table-cell>
          <table:table-cell ns41:value-type="float" table:style-name="ce29" office:value="809423" office:value-type="float">
            <office:annotation draw:style-name="gr1" svg:height="1.642cm" draw:caption-point-y="0.275cm" svg:width="5.374cm" svg:x="22.936cm" draw:caption-point-x="-0.43cm" svg:y="8.439cm" draw:text-style-name="P1">
              <dc:creator>CDM</dc:creator>
              <dc:date>2014-12-12T00:00:00</dc:date>
              <text:p text:style-name="P1"><text:span text:style-name="T1">De gedrukte bron geeft 809306 ongehuwde vrouwen; dit moet zijn 809423, zie noot 4). De gegevens zijn hier gecorrigeerd.</text:span></text:p>
            </office:annotation>
            <text:p>809423</text:p>
          </table:table-cell>
          <table:table-cell ns41:value-type="float" table:style-name="ce29" office:value="409617" office:value-type="float">
            <office:annotation draw:style-name="gr1" svg:height="1.642cm" draw:caption-point-y="0.275cm" svg:width="5.037cm" svg:x="25.118cm" draw:caption-point-x="-0.431cm" svg:y="8.439cm" draw:text-style-name="P1">
              <dc:creator>CDM</dc:creator>
              <dc:date>2014-12-12T00:00:00</dc:date>
              <text:p text:style-name="P1"><text:span text:style-name="T1">De gedrukte bron geeft 409731 geh. vrouwen; dit moet zijn 409617, zie noot 4). De gegevens zijn hier gecorrigeerd.</text:span></text:p>
            </office:annotation>
            <text:p>409617</text:p>
          </table:table-cell>
          <table:table-cell ns41:value-type="float" table:style-name="ce29" office:value="116252" office:value-type="float">
            <office:annotation draw:style-name="gr1" svg:height="1.615cm" draw:caption-point-y="0.275cm" svg:width="4.817cm" svg:x="27.3cm" draw:caption-point-x="-0.431cm" svg:y="8.439cm" draw:text-style-name="P1">
              <dc:creator>CDM</dc:creator>
              <dc:date>2014-12-12T00:00:00</dc:date>
              <text:p text:style-name="P1"><text:span text:style-name="T1">De gedrukte bron geeft 116404 weduwen; dit moet zijn 116252, zie noot 4). De gegevens zijn hier gecorrigeerd.</text:span></text:p>
            </office:annotation>
            <text:p>116252</text:p>
          </table:table-cell>
          <table:table-cell ns41:value-type="float" table:style-name="ce29" office:value="1335292" office:value-type="float">
            <office:annotation draw:style-name="gr1" svg:height="1.589cm" draw:caption-point-y="0.275cm" svg:width="4.731cm" svg:x="29.482cm" draw:caption-point-x="-0.431cm" svg:y="8.439cm" draw:text-style-name="P1">
              <dc:creator>CDM</dc:creator>
              <dc:date>2014-12-12T00:00:00</dc:date>
              <text:p text:style-name="P1"><text:span text:style-name="T1">De gedrukte bron geeft 1335441 totaal; dit moet zijn 1335292, zie noot 4). De gegevens zijn hier gecorrigeerd.</text:span></text:p>
            </office:annotation>
            <text:p>1335292</text:p>
          </table:table-cell>
          <table:table-cell ns41:value-type="float" table:style-name="ce29" office:value="1544888" office:value-type="float">
            <text:p>1544888</text:p>
          </table:table-cell>
          <table:table-cell ns41:value-type="float" table:style-name="ce29" office:value="1019108" office:value-type="float">
            <text:p>1019108</text:p>
          </table:table-cell>
          <table:table-cell ns41:value-type="float" table:style-name="ce29" office:value="46397" office:value-type="float">
            <text:p>46397</text:p>
          </table:table-cell>
          <table:table-cell ns41:value-type="float" table:style-name="ce38" office:value="3094" office:value-type="float">
            <text:p>3094</text:p>
          </table:table-cell>
          <table:table-cell table:style-name="ce32"/>
          <table:table-cell table:number-columns-repeated="1007"/>
        </table:table-row>
        <table:table-row table:style-name="ro1">
          <table:table-cell table:number-columns-repeated="1024"/>
        </table:table-row>
        <table:table-row table:style-name="ro2">
          <table:table-cell ns41:value-type="string" table:number-rows-spanned="1" table:style-name="ce10" table:number-columns-spanned="16" office:value-type="string">
            <text:p>Noten</text:p>
          </table:table-cell>
          <table:covered-table-cell table:style-name="ce15" table:number-columns-repeated="14"/>
          <table:covered-table-cell table:style-name="ce39"/>
          <table:table-cell table:number-columns-repeated="1008"/>
        </table:table-row>
        <table:table-row table:style-name="ro6">
          <table:table-cell ns41:value-type="string" table:number-rows-spanned="1" table:style-name="ce11" table:number-columns-spanned="16" office:value-type="string">
            <text:p>1) Bronfout: De gedrukte bron geeft voor elke categorie afwijkende aantallen. Oorzaak is de opgave voor Amsterdam. Daarvoor betreft het de opgave per 16 november 1829 i.p.v. 1 januari 1830. Hierdoor ontstaat er op het totaal van Noord-Holland een verschil van 189 inwoners. Per categorie gaat het om de volgende verschillen. De gedrukte bron geeft 117771 ongeh. mannen.; dit moet zijn 117974. Geh. mannen: 68173; dit moet zijn: 68013. Weduwnaars 8220; dit moet zijn 8137. Totaal 194164; dit moet zijn 194124. Voor de vrouwen geldt: de gedrukte bron geeft 129812 ongehuwde vrouwen; dit moet zijn 129933. Gehuwde vrouwen 68276; dit moet zijn 68158. Weduwen 21736; dit moet zijn 21584. Totaal 219824; dit moet zijn 219675. Zie Bijlage van de Volkstelling van 1859 deel II, p. 409. Alle gegevens zijn hier gecorrigeerd.</text:p>
          </table:table-cell>
          <table:covered-table-cell table:style-name="ce16" table:number-columns-repeated="14"/>
          <table:covered-table-cell table:style-name="ce40"/>
          <table:table-cell table:number-columns-repeated="1008"/>
        </table:table-row>
        <table:table-row table:style-name="ro2">
          <table:table-cell ns41:value-type="string" table:number-rows-spanned="1" table:style-name="ce11" table:number-columns-spanned="16" office:value-type="string">
            <text:p>2) Door de correcties bij de bevolking naar burgerlijke staat is het totaal aantal inwoners 189 lager dan het totaal der gezindheden. De verdeling van deze 189 over de gezindheden is niet met zekerheid vast te stellen, derhalve zijn de data betreffende de gezindheden niet gecorrigeerd..</text:p>
          </table:table-cell>
          <table:covered-table-cell table:style-name="ce16" table:number-columns-repeated="14"/>
          <table:covered-table-cell table:style-name="ce40"/>
          <table:table-cell table:number-columns-repeated="1008"/>
        </table:table-row>
        <table:table-row table:style-name="ro7">
          <table:table-cell ns41:value-type="string" table:number-rows-spanned="1" table:style-name="ce11" table:number-columns-spanned="16" office:value-type="string">
            <text:p>3) Het Jaarboekje van Lobatto geeft 2660 Israëlieten en niets onder de categorie "niet genoemde gezindheden". Oorzaak van dit verschil is niet duidelijk.</text:p>
          </table:table-cell>
          <table:covered-table-cell table:style-name="ce16" table:number-columns-repeated="14"/>
          <table:covered-table-cell table:style-name="ce40"/>
          <table:table-cell table:number-columns-repeated="1008"/>
        </table:table-row>
        <table:table-row table:style-name="ro8">
          <table:table-cell ns41:value-type="string" table:number-rows-spanned="1" table:style-name="ce12" table:number-columns-spanned="16" office:value-type="string">
            <text:p>4) Bronfout: De gedrukte bron geeft voor elke categorie afwijkende aantallen. Oorzaak is de afwijkende opgave voor Noord-Holland. Zie noot aldaar. Per categorie gaat het om de volgende verschillen. De gedrukte bron geeft 816858 ongeh. mannen.; dit moet zijn 817061. Geh. mannen: 409336; dit moet zijn: 409176. Weduwnaars 51852; dit moet zijn 51769. Totaal 1278046; dit moet zijn 1278006. Voor de vrouwen geldt: de gedrukte bron geeft 809306 ongehuwde vrouwen; dit moet zijn 809423. Gehuwde vrouwen 409731; dit moet zijn 409617. Weduwen 116404; dit moet zijn 116252. Totaal 1335441; dit moet zijn 1335292. Zie Bijlage van de Volkstelling van 1859 deel II, p. 408-409. Alle gegevens zijn hier gecorrigeerd.</text:p>
          </table:table-cell>
          <table:covered-table-cell table:style-name="ce17" table:number-columns-repeated="14"/>
          <table:covered-table-cell table:style-name="ce41"/>
          <table:table-cell table:number-columns-repeated="1008"/>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page-layout-name="Mpm3" style:display-name="PageStyle_VT 1830">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cogtest</meta:initial-creator>
    <meta:creation-date>2003-04-08T15:51:56</meta:creation-date>
    <dc:creator>henkl</dc:creator>
    <dc:date>2005-11-07T14:56:15</dc:date>
    <meta:document-statistic meta:object-count="0" meta:cell-count="205" meta:table-count="1"/>
    <meta:generator>ODFPY/1.3.0dev</meta:generator>
  </office:meta>
</office:document-meta>
</file>